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6fb1" officeooo:paragraph-rsid="00166fb1"/>
    </style:style>
    <style:style style:name="P2" style:family="paragraph" style:parent-style-name="Standard">
      <style:paragraph-properties fo:text-align="center" style:justify-single-word="false"/>
      <style:text-properties officeooo:rsid="00166fb1" officeooo:paragraph-rsid="00166fb1"/>
    </style:style>
    <style:style style:name="P3" style:family="paragraph" style:parent-style-name="Standard">
      <style:text-properties officeooo:rsid="00166fb1" officeooo:paragraph-rsid="0017041c"/>
    </style:style>
    <style:style style:name="P4" style:family="paragraph" style:parent-style-name="Standard">
      <style:text-properties fo:font-style="italic" officeooo:rsid="00166fb1" officeooo:paragraph-rsid="00166fb1" style:font-style-asian="italic" style:font-style-complex="italic"/>
    </style:style>
    <style:style style:name="P5" style:family="paragraph" style:parent-style-name="Standard">
      <style:text-properties officeooo:rsid="0017041c" officeooo:paragraph-rsid="0017041c"/>
    </style:style>
    <style:style style:name="T1" style:family="text">
      <style:text-properties officeooo:rsid="00166fb1"/>
    </style:style>
    <style:style style:name="T2" style:family="text">
      <style:text-properties officeooo:rsid="001704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ersarial Path of<text:line-break/>Cartesian Product</text:p>
      <text:p text:style-name="P2">by Sven Nilsen, 2018</text:p>
      <text:p text:style-name="P1"/>
      <text:p text:style-name="P4">In this paper I represent the adversarial path of Cartesian products.</text:p>
      <text:p text:style-name="P4">This is based on ideas from a discussion with Adam Nemecek.</text:p>
      <text:p text:style-name="P1"/>
      <text:p text:style-name="P1">A Cartesian product is just a tuple:</text:p>
      <text:p text:style-name="P1"/>
      <text:p text:style-name="P1"><text:tab/>a : A</text:p>
      <text:p text:style-name="P1"><text:tab/>b : B</text:p>
      <text:p text:style-name="P1"><text:tab/>(a, b) : A ⨯ B</text:p>
      <text:p text:style-name="P1"/>
      <text:p text:style-name="P1">The paper “Adversarial Paths” introduced choices and adversarial choices.</text:p>
      <text:p text:style-name="P1">Making a choice `A` is written `A ~ 0`, which has the type:</text:p>
      <text:p text:style-name="P1"/>
      <text:p text:style-name="P1"><text:tab/>A ~ 0 : T → A ~ 1</text:p>
      <text:p text:style-name="P1"/>
      <text:p text:style-name="P1">A Cartesian product of choices is itself a choice.</text:p>
      <text:p text:style-name="P1">In the case of a making a choice of a Cartesian product of choices:</text:p>
      <text:p text:style-name="P1"/>
      <text:p text:style-name="P1"><text:tab/>(a, b) ~ 0 &lt;=&gt; (a ~ 0, b ~ 0)</text:p>
      <text:p text:style-name="P1"/>
      <text:p text:style-name="P1">For example, when `a` and `b` are lists:</text:p>
      <text:p text:style-name="P1"/>
      <text:p text:style-name="P1"><text:tab/>(a, b) : [A] ⨯ [B]</text:p>
      <text:p text:style-name="P1"><text:tab/>(a, b) ~ 0 : ([A] ⨯ [B]) ~ 0</text:p>
      <text:p text:style-name="P1"><text:tab/>(a ~ 0, b ~ 0) : [A] ~ 0 ⨯ [B] ~ 0</text:p>
      <text:p text:style-name="P1"><text:tab/>(a ~ 0, b ~ 0) : (nat → A ~ 1) ⨯ (nat → B ~ 1)</text:p>
      <text:p text:style-name="P1"><text:tab/>(a ~ 0, b ~ 0) : nat ⨯ nat → A ~ 1 ⨯ B ~ 1</text:p>
      <text:p text:style-name="P3"><text:tab/>(a ~ 0, b ~ 0) : nat ⨯ nat → <text:span text:style-name="T2">(</text:span>A ⨯ <text:span text:style-name="T2">B)</text:span> ~ 1</text:p>
      <text:p text:style-name="P3"/>
      <text:p text:style-name="P5">Therefore:</text:p>
      <text:p text:style-name="P5"/>
      <text:p text:style-name="P5"><text:tab/><text:span text:style-name="T1">(a, b) ~ 0 : nat ⨯ nat → </text:span>(<text:span text:style-name="T1">A ⨯ </text:span>B)<text:span text:style-name="T1"> ~ 1</text:span></text:p>
      <text:p text:style-name="P5"/>
      <text:p text:style-name="P5"><text:tab/>a : [A]</text:p>
      <text:p text:style-name="P5"><text:tab/>b : [B]</text:p>
      <text:p text:style-name="P5"/>
      <text:p text:style-name="P5">A such tuple of list of choices is called “undecidable” because it lacks the necessary information to arrive at any concrete new resource `(<text:span text:style-name="T1">A ⨯ </text:span>B)<text:span text:style-name="T1"> ~ 1</text:span>`. To do this, one has to apply the tuple to arguments:</text:p>
      <text:p text:style-name="P5"/>
      <text:p text:style-name="P5"><text:tab/>(a, b)(x, y) : (<text:span text:style-name="T1">A ⨯ </text:span>B)<text:span text:style-name="T1"> ~ 1<text:tab/><text:tab/></text:span>`(a, b)(x, y)` is “decidable”</text:p>
      <text:p text:style-name="P5"/>
      <text:p text:style-name="P5"><text:tab/>x, y : n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0:55:00.165061000</meta:creation-date>
    <dc:date>2018-11-17T11:13:04.546164000</dc:date>
    <meta:editing-duration>PT6M54S</meta:editing-duration>
    <meta:editing-cycles>1</meta:editing-cycles>
    <meta:document-statistic meta:table-count="0" meta:image-count="0" meta:object-count="0" meta:page-count="1" meta:paragraph-count="28" meta:word-count="283" meta:character-count="1136" meta:non-whitespace-character-count="864"/>
    <meta:generator>LibreOffice/5.1.2.2$MacOSX_X86_64 LibreOffice_project/d3bf12ecb743fc0d20e0be0c58ca359301eb705f</meta:generator>
  </office:meta>
</office:document-meta>
</file>